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3D000002A11B1BAFD6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standard">
      <style:graphic-properties draw:stroke="solid" svg:stroke-width="0.127cm" svg:stroke-color="#ff420e" draw:marker-start="Arrow" draw:marker-start-width="0.39cm" draw:marker-end-width="0.39cm" draw:fill="none" draw:fill-color="#ffffff" draw:textarea-horizontal-align="justify" draw:textarea-vertical-align="middle" draw:auto-grow-height="false" fo:padding-top="0.188cm" fo:padding-bottom="0.188cm" fo:padding-left="0.313cm" fo:padding-right="0.313cm" draw:shadow-offset-x="0.203cm" draw:shadow-offset-y="0.203cm"/>
    </style:style>
    <style:style style:name="gr3" style:family="graphic" style:parent-style-name="standard">
      <style:graphic-properties draw:stroke="none" svg:stroke-color="#ff420e" draw:marker-start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marker-start="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marker-start="Arrow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marker-start=""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ff420e" draw:marker-start="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objectwithoutfill">
      <style:graphic-properties draw:stroke="solid" draw:marker-start="" draw:fill="none" draw:textarea-vertical-align="middle"/>
    </style:style>
    <style:style style:name="gr12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357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ff3333"/>
    </style:style>
    <style:style style:name="T2" style:family="text">
      <style:text-properties fo:color="#ff66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.114cm" svg:height="14.859cm" svg:x="2.778cm" svg:y="1.435cm">
          <draw:image xlink:href="Pictures/100000000000043D000002A11B1BAFD6.gif" xlink:type="simple" xlink:show="embed" xlink:actuate="onLoad">
            <text:p/>
          </draw:image>
        </draw:frame>
        <draw:custom-shape draw:style-name="gr2" draw:text-style-name="P1" draw:layer="layout" svg:width="2.032cm" svg:height="1.905cm" svg:x="12.43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21cm" svg:height="1.905cm" svg:x="7.858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032cm" svg:height="1.905cm" svg:x="18.018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243cm" svg:height="0.962cm" svg:x="9.79cm" svg:y="11.795cm">
          <draw:text-box>
            <text:p><text:span text:style-name="T1">F1</text:span></text:p>
          </draw:text-box>
        </draw:frame>
        <draw:frame draw:style-name="gr3" draw:layer="layout" svg:width="1.243cm" svg:height="0.962cm" svg:x="12.811cm" svg:y="3.902cm">
          <draw:text-box>
            <text:p><text:span text:style-name="T2">F2</text:span></text:p>
          </draw:text-box>
        </draw:frame>
        <draw:frame draw:style-name="gr3" draw:text-style-name="P2" draw:layer="layout" svg:width="1.243cm" svg:height="0.962cm" svg:x="19.823cm" svg:y="5.045cm">
          <draw:text-box>
            <text:p><text:span text:style-name="T1">F3</text:span></text:p>
          </draw:text-box>
        </draw:frame>
        <draw:custom-shape draw:style-name="gr2" draw:text-style-name="P1" draw:layer="layout" svg:width="2.032cm" svg:height="1.905cm" svg:x="9.636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032cm" svg:height="1.905cm" svg:x="15.224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878cm" svg:height="0.962cm" svg:x="8.874cm" svg:y="3.721cm">
          <draw:text-box>
            <text:p><text:span text:style-name="T1">SW1</text:span></text:p>
          </draw:text-box>
        </draw:frame>
        <draw:frame draw:style-name="gr4" draw:text-style-name="P2" draw:layer="layout" svg:width="1.878cm" svg:height="0.962cm" svg:x="14.489cm" svg:y="3.975cm">
          <draw:text-box>
            <text:p><text:span text:style-name="T1">SW2</text:span></text:p>
          </draw:text-box>
        </draw:frame>
        <draw:frame draw:style-name="gr4" draw:text-style-name="P2" draw:layer="layout" svg:width="1.594cm" svg:height="0.962cm" svg:x="18.018cm" svg:y="10.017cm">
          <draw:text-box>
            <text:p><text:span text:style-name="T1">C/D</text:span></text:p>
          </draw:text-box>
        </draw:frame>
        <draw:custom-shape draw:style-name="gr2" draw:text-style-name="P1" draw:layer="layout" svg:width="7.62cm" svg:height="5.334cm" svg:x="12.43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16cm" svg:height="1.574cm" svg:x="1.539cm" svg:y="13.065cm">
          <draw:text-box>
            <text:p><text:span text:style-name="T3">SW – switches</text:span></text:p>
            <text:p><text:span text:style-name="T3">F – filters</text:span></text:p>
            <text:p><text:span text:style-name="T3">C/D – counter/divider</text:span></text:p>
          </draw:text-box>
        </draw:frame>
        <draw:custom-shape draw:style-name="gr5" draw:text-style-name="P1" draw:layer="layout" svg:width="1.397cm" svg:height="0.889cm" svg:x="2.778cm" svg:y="16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0.889cm" svg:x="4.683cm" svg:y="16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0.889cm" svg:x="7.096cm" svg:y="18.0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0.889cm" svg:x="9.001cm" svg:y="18.0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97cm" svg:height="0.889cm" svg:x="2.778cm" svg:y="19.4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97cm" svg:height="0.889cm" svg:x="4.683cm" svg:y="19.41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635cm" svg:y1="16.24cm" svg:x2="11.033cm" svg:y2="16.24cm">
          <text:p/>
        </draw:line>
        <draw:frame draw:style-name="gr8" draw:text-style-name="P2" draw:layer="layout" svg:width="1.878cm" svg:height="0.962cm" svg:x="2.551cm" svg:y="16.675cm">
          <draw:text-box>
            <text:p><text:span text:style-name="T1">SW1</text:span></text:p>
          </draw:text-box>
        </draw:frame>
        <draw:frame draw:style-name="gr3" draw:layer="layout" svg:width="1.243cm" svg:height="0.962cm" svg:x="2.805cm" svg:y="19.415cm">
          <draw:text-box>
            <text:p><text:span text:style-name="T1">F1</text:span></text:p>
          </draw:text-box>
        </draw:frame>
        <draw:frame draw:style-name="gr9" draw:layer="layout" svg:width="1.243cm" svg:height="0.962cm" svg:x="4.81cm" svg:y="16.748cm">
          <draw:text-box>
            <text:p><text:span text:style-name="T2">F2</text:span></text:p>
          </draw:text-box>
        </draw:frame>
        <draw:frame draw:style-name="gr10" draw:text-style-name="P2" draw:layer="layout" svg:width="1.878cm" svg:height="0.962cm" svg:x="6.869cm" svg:y="18.018cm">
          <draw:text-box>
            <text:p><text:span text:style-name="T1">SW2</text:span></text:p>
          </draw:text-box>
        </draw:frame>
        <draw:frame draw:style-name="gr9" draw:text-style-name="P2" draw:layer="layout" svg:width="1.243cm" svg:height="0.962cm" svg:x="9.028cm" svg:y="18.018cm">
          <draw:text-box>
            <text:p><text:span text:style-name="T1">F3</text:span></text:p>
          </draw:text-box>
        </draw:frame>
        <draw:frame draw:style-name="gr4" draw:text-style-name="P2" draw:layer="layout" svg:width="1.594cm" svg:height="0.962cm" svg:x="4.613cm" svg:y="19.342cm">
          <draw:text-box>
            <text:p><text:span text:style-name="T1">C/D</text:span></text:p>
          </draw:text-box>
        </draw:frame>
        <draw:line draw:style-name="gr11" draw:text-style-name="P1" draw:layer="layout" svg:x1="2.143cm" svg:y1="16.24cm" svg:x2="2.143cm" svg:y2="17.383cm">
          <text:p/>
        </draw:line>
        <draw:line draw:style-name="gr11" draw:text-style-name="P1" draw:layer="layout" svg:x1="2.143cm" svg:y1="17.256cm" svg:x2="2.778cm" svg:y2="17.256cm">
          <text:p/>
        </draw:line>
        <draw:line draw:style-name="gr11" draw:text-style-name="P1" draw:layer="layout" svg:x1="4.175cm" svg:y1="17.256cm" svg:x2="4.683cm" svg:y2="17.256cm">
          <text:p/>
        </draw:line>
        <draw:line draw:style-name="gr11" draw:text-style-name="P1" draw:layer="layout" svg:x1="6.08cm" svg:y1="17.256cm" svg:x2="7.35cm" svg:y2="17.256cm">
          <text:p/>
        </draw:line>
        <draw:line draw:style-name="gr11" draw:text-style-name="P1" draw:layer="layout" svg:x1="10.779cm" svg:y1="17.256cm" svg:x2="6.08cm" svg:y2="17.256cm">
          <text:p/>
        </draw:line>
        <draw:line draw:style-name="gr11" draw:text-style-name="P1" draw:layer="layout" svg:x1="6.715cm" svg:y1="17.256cm" svg:x2="6.715cm" svg:y2="18.399cm">
          <text:p/>
        </draw:line>
        <draw:line draw:style-name="gr11" draw:text-style-name="P1" draw:layer="layout" svg:x1="6.715cm" svg:y1="18.399cm" svg:x2="7.096cm" svg:y2="18.399cm">
          <text:p/>
        </draw:line>
        <draw:line draw:style-name="gr11" draw:text-style-name="P1" draw:layer="layout" svg:x1="8.493cm" svg:y1="18.399cm" svg:x2="9.001cm" svg:y2="18.399cm">
          <text:p/>
        </draw:line>
        <draw:line draw:style-name="gr11" draw:text-style-name="P1" draw:layer="layout" svg:x1="10.398cm" svg:y1="18.526cm" svg:x2="10.779cm" svg:y2="18.526cm">
          <text:p/>
        </draw:line>
        <draw:line draw:style-name="gr11" draw:text-style-name="P1" draw:layer="layout" svg:x1="10.779cm" svg:y1="18.526cm" svg:x2="10.779cm" svg:y2="16.24cm">
          <text:p/>
        </draw:line>
        <draw:line draw:style-name="gr11" draw:text-style-name="P1" draw:layer="layout" svg:x1="6.08cm" svg:y1="19.923cm" svg:x2="7.858cm" svg:y2="19.923cm">
          <text:p/>
        </draw:line>
        <draw:line draw:style-name="gr11" draw:text-style-name="P1" draw:layer="layout" svg:x1="7.858cm" svg:y1="18.907cm" svg:x2="7.858cm" svg:y2="19.923cm">
          <text:p/>
        </draw:line>
        <draw:line draw:style-name="gr11" draw:text-style-name="P1" draw:layer="layout" svg:x1="2.143cm" svg:y1="17.383cm" svg:x2="2.143cm" svg:y2="19.923cm">
          <text:p/>
        </draw:line>
        <draw:line draw:style-name="gr11" draw:text-style-name="P1" draw:layer="layout" svg:x1="2.778cm" svg:y1="19.923cm" svg:x2="2.143cm" svg:y2="19.923cm">
          <text:p/>
        </draw:line>
        <draw:line draw:style-name="gr11" draw:text-style-name="P1" draw:layer="layout" svg:x1="4.175cm" svg:y1="19.923cm" svg:x2="4.683cm" svg:y2="19.923cm">
          <text:p/>
        </draw:line>
        <draw:line draw:style-name="gr11" draw:text-style-name="P1" draw:layer="layout" svg:x1="5.318cm" svg:y1="19.415cm" svg:x2="5.318cm" svg:y2="18.653cm">
          <text:p/>
        </draw:line>
        <draw:line draw:style-name="gr11" draw:text-style-name="P1" draw:layer="layout" svg:x1="3.413cm" svg:y1="18.653cm" svg:x2="3.413cm" svg:y2="17.637cm">
          <text:p/>
        </draw:line>
        <draw:line draw:style-name="gr11" draw:text-style-name="P1" draw:layer="layout" svg:x1="3.413cm" svg:y1="18.653cm" svg:x2="5.318cm" svg:y2="18.653cm">
          <text:p/>
        </draw:line>
        <draw:frame draw:style-name="gr12" draw:text-style-name="P4" draw:layer="layout" svg:width="0.591cm" svg:height="0.607cm" svg:x="10.271cm" svg:y="15.76cm">
          <draw:text-box>
            <text:p><text:span text:style-name="T4">f</text:span></text:p>
          </draw:text-box>
        </draw:frame>
        <draw:frame draw:style-name="gr4" draw:text-style-name="P5" draw:layer="layout" svg:width="0.891cm" svg:height="0.649cm" svg:x="9.89cm" svg:y="16.748cm">
          <draw:text-box>
            <text:p><text:span text:style-name="T5">f/2</text:span></text:p>
          </draw:text-box>
        </draw:frame>
        <draw:frame draw:style-name="gr4" draw:text-style-name="P5" draw:layer="layout" svg:width="0.891cm" svg:height="0.649cm" svg:x="10.271cm" svg:y="18.399cm">
          <draw:text-box>
            <text:p><text:span text:style-name="T5">f/4</text:span></text:p>
          </draw:text-box>
        </draw:frame>
        <draw:frame draw:style-name="gr4" draw:text-style-name="P6" draw:layer="layout" svg:width="5.976cm" svg:height="0.729cm" svg:x="1.254cm" svg:y="15.478cm">
          <draw:text-box>
            <text:p><text:span text:style-name="T6">Approximated block-scheme:</text:span></text:p>
          </draw:text-box>
        </draw:frame>
        <draw:custom-shape draw:style-name="gr2" draw:text-style-name="P1" draw:layer="layout" svg:width="1.651cm" svg:height="1.905cm" svg:x="10.779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243cm" svg:height="0.962cm" svg:x="11.033cm" svg:y="11.795cm">
          <draw:text-box>
            <text:p><text:span text:style-name="T1">F4</text:span></text:p>
          </draw:text-box>
        </draw:frame>
        <draw:custom-shape draw:style-name="gr2" draw:text-style-name="P1" draw:layer="layout" svg:width="2.032cm" svg:height="4.191cm" svg:x="13.7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56cm" svg:height="0.962cm" svg:x="15.251cm" svg:y="10.706cm">
          <draw:text-box>
            <text:p><text:span text:style-name="T1">Fint</text:span></text:p>
          </draw:text-box>
        </draw:frame>
        <draw:frame draw:style-name="gr4" draw:text-style-name="P3" draw:layer="layout" svg:width="10.861cm" svg:height="1.133cm" svg:x="11.606cm" svg:y="15.996cm">
          <draw:text-box>
            <text:p><text:span text:style-name="T3">Notes:</text:span></text:p>
            <text:p><text:span text:style-name="T3">- F4 is combination of F4_1 and F4_2, etc. See .dsp sourc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30T22:17:38.848581597</dc:date>
    <meta:generator>LibreOffice/4.2.8.2$Linux_x86 LibreOffice_project/420m0$Build-2</meta:generator>
    <meta:editing-duration>P0D</meta:editing-duration>
    <meta:editing-cycles>3</meta:editing-cycles>
    <meta:document-statistic meta:object-count="54"/>
  </office:meta>
</office:document-meta>
</file>